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1cm" svg:height="1cm" svg:x="2.75cm" svg:y="2.5cm">
          <text:p text:style-name="P1"/>
          <text:p text:style-name="P1"/>
          <text:p text:style-name="P1"><text:span text:style-name="T1">Use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2" xml:id="id7" draw:id="id7" draw:layer="layout" svg:width="3cm" svg:height="1cm" svg:x="8.5cm" svg:y="10.5cm">
          <text:p text:style-name="P1"><text:span text:style-name="T1">bconso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cm" svg:height="1.75cm" svg:x="4.5cm" svg:y="10.25cm">
          <text:p text:style-name="P3"><text:span text:style-name="T2">Catalog</text:span></text:p>
          <text:p text:style-name="P3"><text:span text:style-name="T2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3" draw:id="id3" draw:layer="layout" svg:width="1cm" svg:height="1cm" svg:x="2.75cm" svg:y="4.5cm">
          <text:p text:style-name="P1"/>
          <text:p text:style-name="P1"/>
          <text:p text:style-name="P1"><text:span text:style-name="T1">Use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xml:id="id4" draw:id="id4" draw:layer="layout" svg:width="1cm" svg:height="1cm" svg:x="2.75cm" svg:y="6.5cm">
          <text:p text:style-name="P1"/>
          <text:p text:style-name="P1"/>
          <text:p text:style-name="P1"><text:span text:style-name="T1">Use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2" xml:id="id2" draw:id="id2" draw:layer="layout" svg:width="2.5cm" svg:height="2cm" svg:x="5cm" svg:y="4cm">
          <text:p text:style-name="P2"><text:span text:style-name="T1">User</text:span></text:p>
          <text:p text:style-name="P2"><text:span text:style-name="T1">ro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1" draw:layer="layout" svg:x1="3.75cm" svg:y1="3cm" svg:x2="6.25cm" svg:y2="4cm" draw:start-shape="id1" draw:start-glue-point="10" draw:end-shape="id2" draw:end-glue-point="4" svg:d="m3750 3000h2500v1000">
          <text:p/>
        </draw:connector>
        <draw:connector draw:style-name="gr3" draw:text-style-name="P1" draw:layer="layout" svg:x1="3.75cm" svg:y1="5cm" svg:x2="5cm" svg:y2="5cm" draw:start-shape="id3" draw:start-glue-point="10" draw:end-shape="id2" draw:end-glue-point="5" svg:d="m3750 5000h1250">
          <text:p/>
        </draw:connector>
        <draw:connector draw:style-name="gr3" draw:text-style-name="P1" draw:layer="layout" svg:x1="3.75cm" svg:y1="7cm" svg:x2="6.25cm" svg:y2="6cm" draw:start-shape="id4" draw:start-glue-point="10" draw:end-shape="id2" draw:end-glue-point="6" svg:d="m3750 7000h2500v-1000">
          <text:p/>
        </draw:connector>
        <draw:connector draw:style-name="gr3" draw:text-style-name="P1" draw:layer="layout" svg:x1="7.5cm" svg:y1="5cm" svg:x2="8.75cm" svg:y2="5cm" draw:start-shape="id2" draw:start-glue-point="7" draw:end-shape="id5" svg:d="m7500 5000h1250">
          <text:p/>
        </draw:connector>
        <draw:connector draw:style-name="gr3" draw:text-style-name="P1" draw:layer="layout" svg:x1="10cm" svg:y1="6cm" svg:x2="10cm" svg:y2="7.25cm" draw:start-shape="id5" draw:start-glue-point="6" draw:end-shape="id6" draw:end-glue-point="4" svg:d="m10000 6000v1250">
          <text:p/>
        </draw:connector>
        <draw:connector draw:style-name="gr3" draw:text-style-name="P1" draw:layer="layout" draw:type="line" svg:x1="10cm" svg:y1="9.25cm" svg:x2="10cm" svg:y2="10.5cm" draw:start-shape="id6" draw:end-shape="id7" draw:end-glue-point="0" svg:d="m10000 9250v1250">
          <text:p/>
        </draw:connector>
        <draw:connector draw:style-name="gr3" draw:text-style-name="P1" draw:layer="layout" draw:type="line" svg:x1="8.75cm" svg:y1="8.25cm" svg:x2="6cm" svg:y2="10.25cm" draw:start-shape="id6" draw:end-shape="id8" draw:end-glue-point="5" svg:d="m8750 8250-2750 2000">
          <text:p/>
        </draw:connector>
        <draw:custom-shape draw:style-name="gr1" draw:text-style-name="P1" xml:id="id5" draw:id="id5" draw:layer="layout" svg:width="2.5cm" svg:height="2cm" svg:x="8.75cm" svg:y="4cm">
          <text:p text:style-name="P1"><text:span text:style-name="T1">Webacula</text:span></text:p>
          <text:p text:style-name="P1"><text:span text:style-name="T1">ACLs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6" draw:id="id6" draw:layer="layout" svg:width="2.5cm" svg:height="2cm" svg:x="8.75cm" svg:y="7.25cm">
          <text:p text:style-name="P1"><text:span text:style-name="T1">Bacula</text:span></text:p>
          <text:p text:style-name="P1"><text:span text:style-name="T1">ACLs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" draw:layer="layout" svg:width="5.044cm" svg:height="0.962cm" svg:x="4.75cm" svg:y="1.288cm">
          <draw:text-box>
            <text:p>Webacula AC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15T19:59:01</meta:creation-date>
    <dc:date>2011-01-15T20:23:48</dc:date>
    <meta:editing-duration>PT24M49S</meta:editing-duration>
    <meta:editing-cycles>37</meta:editing-cycles>
    <meta:generator>OpenOffice.org/3.3$Linux OpenOffice.org_project/330m17$Build-9551</meta:generator>
    <meta:document-statistic meta:object-count="16"/>
  </office:meta>
</office:document-meta>
</file>